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544e" style:font-name="Arial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544e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paragraph-properties fo:text-align="center" style:justify-single-word="false"/>
      <style:text-properties fo:font-size="14pt" officeooo:paragraph-rsid="0025544e" style:font-name="Arial1" style:font-size-asian="14pt" style:font-size-complex="14pt"/>
    </style:style>
    <style:style style:family="paragraph" style:name="P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5" style:parent-style-name="UrbanTitle">
      <style:paragraph-properties fo:text-align="center" style:justify-single-word="false"/>
      <style:text-properties fo:font-size="14pt" officeooo:paragraph-rsid="0025544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5544e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2" style:parent-style-name="Standard">
      <style:paragraph-properties fo:text-align="justify" style:justify-single-word="false"/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4" style:parent-style-name="UrbanTitle">
      <style:paragraph-properties fo:text-align="center" style:justify-single-word="false"/>
      <style:text-properties fo:font-size="11pt" style:font-name="arial" style:font-size-asian="11pt" style:font-size-complex="11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1"/>
    </style:style>
    <style:style style:family="text" style:name="T5">
      <style:text-properties officeooo:rsid="001f306a"/>
    </style:style>
    <style:style style:family="text" style:name="T6">
      <style:text-properties officeooo:rsid="001ffa13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country="BE" fo:font-size="11pt" fo:language="fr" fo:letter-spacing="normal" style:font-name="arial" style:font-name-asian="Calibri1" style:font-name-complex="Calibri1" style:font-size-asian="11pt" style:font-size-complex="11pt"/>
    </style:style>
    <style:style style:family="text" style:name="T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style:font-name="arial" style:font-size-asian="11pt" style:font-size-complex="11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do text</text:p><text:p text:style-name="P15">from document(at=header, format='odt')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"><text:span text:style-name="T10"><text:conditional-text text:condition="ooow:&quot;view.do_mailing()&quot;" text:string-value-if-false="" text:string-value-if-true="&quot;mailed_data.getSignaletic()&quot;">mailed_data.getSignaletic()</text:conditional-text></text:span><text:span text:style-name="T11"><text:s/></text:span><text:span text:style-name="T10"><text:conditional-text text:condition="ooow:&quot;view.do_mailing()&quot;" text:string-value-if-false="" text:string-value-if-true="&quot;None&quot;">None</text:conditional-text></text:span><text:span text:style-name="T11"><text:s/></text:span><text:span text:style-name="T10"><text:conditional-text text:condition="ooow:&quot;view.do_mailing()&quot;" text:string-value-if-false="" text:string-value-if-true="&quot;None&quot;">None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>Relevé des pièces manquantes</text:p>
      <text:p text:style-name="P4"><text:s/>pour une demande de <text:span text:style-name="T5">certificat</text:span> d'urbanisme <text:span text:style-name="T5">n°2</text:span></text:p>
      <text:p text:style-name="P14"><text:span text:style-name="Police_20_par_20_défaut"><text:span text:style-name="T8"/></text:span></text:p>
      <text:p text:style-name="P6"/>
      <text:p text:style-name="P6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Veuillez trouver, ci-joint, le courrier transmis à votre client dans le cadre de sa demande de <text:span text:style-name="T6">certificat</text:span> d'urbanisme <text:span text:style-name="T6">n°2 </text:span>:</text:p>
      <text:p text:style-name="P10"/>
      <text:p text:style-name="P6"><office:annotation><dc:creator>Gauthier Bastien</dc:creator><dc:date>2011-02-16T16:12:24</dc:date><text:p text:style-name="P15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0"/>
      <text:p text:style-name="P7">Demeurant à votre disposition, nous vous prions d'agréer, 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</text:span>nos salutations distinguées.</text:p>
      <text:p text:style-name="P8"/>
      <text:p text:style-name="P8"/>
      <text:p text:style-name="P10"><office:annotation><dc:creator>Gauthier Bastien</dc:creator><dc:date>2011-01-13T14:56:41</dc:date><text:p text:style-name="P15">do text</text:p><text:p text:style-name="P15">from document(at=signatures, format='odt')</text:p></office:annotation>Import depuis signatures.odt</text:p>
      <text:p text:style-name="P10"/>
      <text:p text:style-name="P10"/>
      <text:p text:style-name="P12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1:15.616915784</dc:date>
    <dc:language>fr-FR</dc:language>
    <meta:editing-cycles>132</meta:editing-cycles>
    <meta:editing-duration>P1DT10H51M33S</meta:editing-duration>
    <meta:document-statistic meta:table-count="1" meta:image-count="0" meta:object-count="0" meta:page-count="1" meta:paragraph-count="14" meta:word-count="100" meta:character-count="890" meta:non-whitespace-character-count="817"/>
    <meta:user-defined meta:name="Info 1"/>
    <meta:user-defined meta:name="Info 2"/>
    <meta:user-defined meta:name="Info 3"/>
    <meta:user-defined meta:name="Info 4"/>
  </office:meta>
</office:document-meta>
</file>